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User( String creatorsName , Date createTimestamp , String modifiersName , Date modifyTimestamp , String id , String description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User( String creatorsName , Date createTimestamp , String id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creatorsName , Date createTimestamp , String id , String description ,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